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3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weight="normal" style:font-weight-asian="normal" style:font-weight-complex="normal"/>
    </style:style>
    <style:style style:name="P7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8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9" style:family="paragraph" style:parent-style-name="Standard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10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11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size-asian="10.5pt" style:font-weight-asian="bold" style:font-size-complex="10.5pt" style:font-weight-complex="bold"/>
    </style:style>
    <style:style style:name="P12" style:family="paragraph" style:parent-style-name="Standard" style:list-style-name="L2" style:master-page-name="">
      <style:paragraph-properties fo:line-height="0.4cm" fo:text-align="start" style:justify-single-word="false" style:page-number="auto" fo:background-color="#ffffff" style:shadow="none">
        <style:background-image/>
      </style:paragraph-properties>
      <style:text-properties style:font-name="Gabriola1"/>
    </style:style>
    <style:style style:name="T1" style:family="text">
      <style:text-properties fo:font-size="9pt" style:text-underline-style="none" style:font-size-asian="9pt" style:font-size-complex="9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21cm" fo:text-indent="-0.136cm" fo:margin-left="0.771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grédients :</text:p>
      <text:p text:style-name="P4"><text:s text:c="2"/></text:p>
      <text:list xml:id="list1514743168999146989" text:style-name="L1">
        <text:list-item>
          <text:p text:style-name="P5">1 kg de farine de blé riche en protéines ( &gt;12%)</text:p>
        </text:list-item>
        <text:list-item>
          <text:p text:style-name="P6"><text:span text:style-name="T1">500 mL eau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Étapes :</text:p>
      <text:p text:style-name="P2"/>
      <text:list xml:id="list4214654673501688371" text:style-name="L2">
        <text:list-item>
          <text:p text:style-name="P12"><text:span text:style-name="T2">Incorporer l'eau à la farine et pétrir le tout pendant une dizaine de minutes. Le but est de développer le gluten. Laisser le pâton reposer dans un grand saladier recouvert d'eau pendant une heure.</text:span></text:p>
          <text:p text:style-name="P11"/>
        </text:list-item>
        <text:list-item>
          <text:p text:style-name="P10">Après le repos, commencer à malaxer le pâton dans l'eau jusqu'à ce que l'eau s'épaississe et blanchisse significativement. C'est l'amidon qui se libère de la pâte. Débarrasser l'eau, ou la conserver pour une autre recette. </text:p>
          <text:p text:style-name="P10"/>
        </text:list-item>
        <text:list-item>
          <text:p text:style-name="P10">Renouveler l'opération cinq ou six fois jusqu'à ce que l'eau ne s'épaississe et ne blanchisse plus vraiment. Plus les lavages sont nombreux, plus le seitan sera ferme. </text:p>
          <text:p text:style-name="P10"/>
        </text:list-item>
        <text:list-item>
          <text:p text:style-name="P10">Étirer le seitan et former une tresse, et y faire ensuite des nœuds. Le but est de tendre les protéines de gluten dans le même sens pour imiter l'aspect fibreux de la viande.</text:p>
        </text:list-item>
      </text:list>
      <text:p text:style-name="P9"/>
      <text:list xml:id="list40745755" text:continue-numbering="true" text:style-name="L2">
        <text:list-item>
          <text:p text:style-name="P10">Préparer un bouillon avec des épices, herbes et sauces au choix. Y plonger le seitan pendant environ une heure à feu doux. Il va gonfler légèrement pendant cette cuisson, d'où l'importance de l'assaisonnement. </text:p>
          <text:p text:style-name="P10"/>
        </text:list-item>
        <text:list-item>
          <text:p text:style-name="P10">Laisser reposer le seitan pendant une heure après cuisson pour qu'il raffermisse. On peut le laisser une nuit au réfrigérateur dans son liquide de cuisson pour plus de goût. 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3399ff" fo:padding="0.049cm" fo:border="0.002cm solid #000000" style:shadow="#808080 0.049cm 0.049cm" text:number-lines="false" text:line-number="0" style:join-border="false">
        <style:tab-stops>
          <style:tab-stop style:position="8.5cm" style:type="center"/>
          <style:tab-stop style:position="17cm" style:type="right"/>
        </style:tab-stops>
        <style:drop-cap/>
        <style:background-image/>
      </style:paragraph-properties>
      <style:text-properties fo:font-variant="small-caps" style:text-outline="true" style:font-name="Gabriola" fo:font-size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page-layout style:name="Mpm1">
      <style:page-layout-properties fo:page-width="21.001cm" fo:page-height="14.801cm" style:num-format="1" style:print-orientation="landscape" fo:margin-top="1cm" fo:margin-bottom="1cm" fo:margin-left="2.499cm" fo:margin-right="1cm" fo:border="none" fo:padding="0cm" style:shadow="none" fo:background-color="transparent" style:writing-mode="lr-tb" style:footnote-max-height="0cm">
        <style:background-image/>
        <style:columns fo:column-count="2">
          <style:column-sep style:width="0.035cm" style:color="#000000" style:height="50%" style:vertical-align="middle"/>
          <style:column style:rel-width="2990*" fo:start-indent="0cm" fo:end-indent="0.249cm"/>
          <style:column style:rel-width="780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3cm" fo:margin-right="3cm" fo:margin-bottom="1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Seit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LECERF</meta:initial-creator>
    <meta:creation-date>2020-09-19T08:41:16.59</meta:creation-date>
    <dc:date>2021-08-18T20:50:47.07</dc:date>
    <dc:creator>Aurélien Lecerf</dc:creator>
    <meta:editing-duration>PT6H35M51S</meta:editing-duration>
    <meta:editing-cycles>13</meta:editing-cycles>
    <meta:generator>OpenOffice/4.1.10$Win32 OpenOffice.org_project/4110m2$Build-9807</meta:generator>
    <meta:document-statistic meta:table-count="0" meta:image-count="0" meta:object-count="0" meta:page-count="1" meta:paragraph-count="12" meta:word-count="218" meta:character-count="1247"/>
  </office:meta>
</office:document-meta>
</file>